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fo:margin-top="0cm" fo:margin-bottom="0cm" loext:contextual-spacing="false" fo:line-height="100%" style:page-number="auto"/>
    </style:style>
    <style:style style:name="P2" style:family="paragraph" style:parent-style-name="Text_20_body">
      <style:paragraph-properties fo:margin-top="0cm" fo:margin-bottom="0cm" loext:contextual-spacing="false" fo:line-height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8-05-27T22:19:43.306836761</dc:date><text:p>HTML: &lt;meta name="created" content="00:00:00"&gt;</text:p></office:annotation><office:annotation><dc:date>2018-05-27T22:19:43.306928301</dc:date><text:p>HTML: &lt;meta name="changed" content="2018-05-05T09:57:56.217130084"&gt;</text:p></office:annotation><office:annotation><dc:date>2018-05-27T22:19:43.306966190</dc:date><text:p>HTML: &lt;meta name="created" content="00:00:00"&gt;</text:p></office:annotation><office:annotation><dc:date>2018-05-27T22:19:43.306998990</dc:date><text:p>HTML: &lt;meta name="changed" content="2018-05-05T09:57:17.896993012"&gt;</text:p></office:annotation><office:annotation><dc:date>2018-05-27T22:19:43.307030536</dc:date><text:p>HTML: &lt;meta name="created" content="2018-05-05T09:54:56.429506333"&gt;</text:p></office:annotation><office:annotation><dc:date>2018-05-27T22:19:43.307057908</dc:date><text:p>HTML: &lt;meta name="changed" content="2018-05-05T09:55:05.877235192"&gt;</text:p></office:annotation></text:p>
      <text:p text:style-name="Text_20_body">Jovens na Epistola de João </text:p>
      <text:p text:style-name="Text_20_body">Em <text:a xlink:type="simple" xlink:href="http://bibliaonline.com.br/acf/1jo/2/13" text:style-name="Internet_20_link" text:visited-style-name="Visited_20_Internet_20_Link">1 João 2:13</text:a> aprendemos que os jovens são caracterizados como tendo vencido o maligno. Na segunda vez em que o apóstolo se dirige aos jovens, ele menciona o segredo de sua força e os alerta acerca do mundo (<text:a xlink:type="simple" xlink:href="http://bibliaonline.com.br/acf/1jo/2/14-15" text:style-name="Internet_20_link" text:visited-style-name="Visited_20_Internet_20_Link">1 Jo 2:14-15</text:a>). Amar o mundo e amar o Pai são duas coisas incompatíveis. Todos os elementos que fazem o mundo ser como ele é têm sua origem no próprio mundo, e não no Pai. Por isso o mundo e sua concupiscência passa, enquanto que aquele que faz a vontade de Deus permanece para sempre. Vamos examinar estes diferentes pontos: </text:p>
      <text:p text:style-name="Text_20_body">1. Os jovens venceram o maligno. O poder da vida divina está neles, e foram coroados com vitória nos conflitos que tiveram com o inimigo. Isto não quer dizer que terminou todo conflito e que passou o perigo, mas que eles, em meio ao conflito, se deram conta de possuir um poder que é superior ao do inimigo. Se, por um lado, eles têm um inimigo poderoso, por outro, conhecem e possuem um poder maior que o do inimigo, o qual podem usar e pôr o inimigo a correr. Eles são caracterizados pelo notável fato de terem vencido o maligno (<text:a xlink:type="simple" xlink:href="http://bibliaonline.com.br/acf/1jo/2/13" text:style-name="Internet_20_link" text:visited-style-name="Visited_20_Internet_20_Link">1 Jo 2:13</text:a>). Satanás, que governa as trevas deste mundo e é o grande inimigo do povo de Deus, não pode se manter diante desses jovens. Isto é algo maravilhoso, que pode muito bem nos encher de santa ousadia e coragem quando confrontados com esse incansável e implacável inimigo. </text:p>
      <text:p text:style-name="Text_20_body">2. A vida divina, direcionada pela Palavra de Deus, é o segredo da força nos jovens. "Sois fortes, e a Palavra de Deus está em vós, e já vencestes o maligno." (<text:a xlink:type="simple" xlink:href="http://bibliaonline.com.br/acf/1jo/2/14" text:style-name="Internet_20_link" text:visited-style-name="Visited_20_Internet_20_Link">1 Jo 2:14</text:a>). Em <text:a xlink:type="simple" xlink:href="http://bibliaonline.com.br/acf/ef/6" text:style-name="Internet_20_link" text:visited-style-name="Visited_20_Internet_20_Link">Efésios 6</text:a>, quando se tratava de uma questão de conflito com os poderes espirituais da maldade, o apóstolo escreveu: "Fortalecei-vos no Senhor e na força do Seu poder" (<text:a xlink:type="simple" xlink:href="http://bibliaonline.com.br/acf/ef/6/1" text:style-name="Internet_20_link" text:visited-style-name="Visited_20_Internet_20_Link">Ef 6:1</text:a>). É esta a fonte de toda a força para o conflito. Não temos força em nós mesmos, mas nEle somos fortes. Cristo é a vida do crente e esta é dirigida no crente pela Palavra de Deus. Contra ela Satanás não tem poder. Quando Satanás se depara com Cristo no crente, está encontrando Alguém que já o derrotou e destruiu o seu poder. Na morte (que expressa completa fraqueza), Cristo destruiu aquele que tinha o poder da morte, de modo que a fraqueza de Cristo é mais forte do que o poder de Satanás. Satanás usou tudo o que tinha de pior contra Cristo na cruz, mas Cristo ressuscitou de entre os mortos no poder de uma vida que Satanás não poderia tocar. Tendo sido a ressurreição proclamada como completa, a vitória eterna foi dada a Cristo. Satanás bem sabe que não passa de um inimigo derrotado e que, no tempo apropriado, Cristo o lançará no lago de fogo. Portanto, se, no poder de Cristo, nos deparamos com Satanás, este foge imediatamente. "Resisti ao diabo, e ele fugirá de vós." (<text:a xlink:type="simple" xlink:href="http://bibliaonline.com.br/acf/tg/4/7" text:style-name="Internet_20_link" text:visited-style-name="Visited_20_Internet_20_Link">Tg 4:7</text:a>). </text:p>
      <text:p text:style-name="Text_20_body">Não se trata apenas de Cristo ter pessoalmente conquistado vitória sobre Satanás, mas de ter Ele feito isso para nossa libertação. Ele participou da carne e do sangue, "para que pela morte aniquilasse o que tinha o império da morte, isto é, o diabo; e livrasse todos os que, com medo da morte, estavam por toda a vida sujeitos à servidão" (<text:a xlink:type="simple" xlink:href="http://bibliaonline.com.br/acf/hb/2/14-15" text:style-name="Internet_20_link" text:visited-style-name="Visited_20_Internet_20_Link">Hb 2:14-15</text:a>). Na morte de Cristo tudo aquilo que Satanás podia usar para aterrorizar a consciência, bem como tudo aquilo que poderia atrair o juízo de Deus, foi removido, e dessa forma o crente está livre da condição de escravidão e temor na qual havia sido precipitado pelo pecado e pelo poder de Satanás. </text:p>
      <text:p text:style-name="Text_20_body">Mas isso não é tudo. O crente é feito participante da vida divina. Ele possui a mesma vida em que a vitória de Cristo sobre Satanás foi manifestada - vida em ressurreição - vida como a que Cristo concedeu aos Seus discípulos quando soprou sobre eles após Sua ressurreição - vida no Espírito. Cristo foi vivificado pelo Espírito (ou no Espírito) (<text:a xlink:type="simple" xlink:href="http://bibliaonline.com.br/acf/1pe/3/18" text:style-name="Internet_20_link" text:visited-style-name="Visited_20_Internet_20_Link">1 Pd 3:18</text:a>); o crente vive no Espírito (<text:a xlink:type="simple" xlink:href="http://bibliaonline.com.br/acf/gl/5/25" text:style-name="Internet_20_link" text:visited-style-name="Visited_20_Internet_20_Link">Gl 5:25</text:a>); e possui o "Espírito de vida em Cristo Jesus", como um poder libertador. (<text:a xlink:type="simple" xlink:href="http://bibliaonline.com.br/acf/rm/8/2" text:style-name="Internet_20_link" text:visited-style-name="Visited_20_Internet_20_Link">Rm 8:2</text:a>). Trata-se da vida em Cristo, da qual o Espírito Santo é a fonte e o poder no crente. Satanás não pode tocar essa vida. "O que de Deus é gerado conserva-se a si mesmo, e o maligno não lhe toca." (<text:a xlink:type="simple" xlink:href="http://bibliaonline.com.br/acf/1jo/5/18" text:style-name="Internet_20_link" text:visited-style-name="Visited_20_Internet_20_Link">1 Jo 5:18</text:a>). </text:p>
      <text:p text:style-name="Text_20_body">É nessa vida divina que está o segredo da força dos jovens. Eles têm a energia de Cristo neles, e a Palavra de Deus habitando neles. Esta dirige a vida divina em conformidade com tudo aquilo que Cristo é como objeto a preencher o coração e governar seus desejos. A Palavra de Deus expressa o que essa vida é em todas as suas muitas características, e se a Palavra permanece em nós, ela molda o coração enchendo-o com Cristo como seu objeto, reproduzindo Sua vida em nós. Paulo podia dizer: "Para mim o viver é Cristo, e o morrer é ganho" (<text:a xlink:type="simple" xlink:href="http://bibliaonline.com.br/acf/fp/1/21" text:style-name="Internet_20_link" text:visited-style-name="Visited_20_Internet_20_Link">Fp 1:21</text:a>). E se for isto o que Satanás encontra em nós, o que poderá ele fazer? Satanás estará na presença dAquele que já o derrotou, e só lhe resta fugir. </text:p>
      <text:p text:style-name="Text_20_body">Quão precioso é, portanto, permanecermos nEle, como o apóstolo nos exorta em <text:a xlink:type="simple" xlink:href="http://bibliaonline.com.br/acf/1jo/2/28" text:style-name="Internet_20_link" text:visited-style-name="Visited_20_Internet_20_Link">1 João 2:28</text:a>, e termos a Palavra de Deus em nós, como fala o <text:a xlink:type="simple" xlink:href="http://bibliaonline.com.br/acf/1jo/2/14" text:style-name="Internet_20_link" text:visited-style-name="Visited_20_Internet_20_Link">versículo 14</text:a>, para podermos estar sempre capacitados a vencer o iníquo. O poder de Satanás já foi rompido na cruz, mas ele tem muitos ardis, e é a isso que temos que resistir. "Porque não ignoramos os seus ardis" (<text:a xlink:type="simple" xlink:href="http://bibliaonline.com.br/acf/2co/2/11" text:style-name="Internet_20_link" text:visited-style-name="Visited_20_Internet_20_Link">2 Co 2:11</text:a>), disse o apóstolo aos Coríntios, e precisamos vigiar "para que Satanás não alcance vantagem sobre nós" (<text:a xlink:type="simple" xlink:href="http://bibliaonline.com.br/acf/2co/2/11" text:style-name="Internet_20_link" text:visited-style-name="Visited_20_Internet_20_Link">2 Co 2:11</text:a> - Almeida, Versão Atualizada). Nossa segurança está em termos a Palavra de Deus habitando em nós. É isto o que molda o coração em conformidade com Cristo, e dirige os movimentos da vida divina na alma. Ela torna-se também a espada do Espírito para o guerreiro cristão, e o capacita a repelir todo ataque do iníquo. A Palavra de Deus é a "Palavra da Sua graça" (<text:a xlink:type="simple" xlink:href="http://bibliaonline.com.br/acf/atos/20/32" text:style-name="Internet_20_link" text:visited-style-name="Visited_20_Internet_20_Link">At 20:32</text:a>), que é poderosa para nos edificar e nos dar herança entre todos os que são santificados, e é também a espada do Espírito. Possamos nós dar valor a ela, tanto por aquilo que nos dá, como por aquilo contra o que ela nos preserva. </text:p>
      <text:p text:style-name="Text_20_body">A.H.Rule </text:p>
      <text:p text:style-name="Text_20_body">Christian Truth, November 1982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1080" meta:character-count="5851" meta:non-whitespace-character-count="4771"/>
    <meta:generator>LibreOffice/5.1.6.2$Linux_X86_64 LibreOffice_project/10m0$Build-2</meta:generator>
  </office:meta>
</office:document-meta>
</file>